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2</text:p>
      <text:p text:style-name="P6">December 2007</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1</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www.apache.org/dist/tomcat/tomcat-5/v5.5.20/bin/apache-tomcat-5.5.20.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2.tar.gz</text:p>
            <text:p text:style-name="P24">zk-bin-std-3.0.2.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2.tar.gz</text:p>
            <text:p text:style-name="P24">zk-bin-prof-3.0.2.zip</text:p>
          </table:table-cell>
          <table:table-cell table:style-name="Table1.B2" office:value-type="string">
            <text:p text:style-name="Table_20_Contents">The binary dis<text:span text:style-name="T2">tribution of ZK, including the standard edition, JFreeChart, Google Maps and layout components.</text:span></text:p>
            <text:p text:style-name="P25">It is also called the professional edition.</text:p>
          </table:table-cell>
        </table:table-row>
        <table:table-row>
          <table:table-cell table:style-name="Table1.A2" office:value-type="string">
            <text:p text:style-name="P24">zk-bin-3.0.2.tar.gz</text:p>
            <text:p text:style-name="P24">zk-bin-3.0.2.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2.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2.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2.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ways to install them. First,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install them to your Web or application server. In other words, copy them to the shared directory of the Web or application server (for Tomcat, it is <text:span text:style-name="T8">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9">Unc<text:span text:style-name="T2">ompress</text:span> <text:span text:style-name="T8">zk-bin-3.0.2.zip</text:span> or <text:span text:style-name="T8">zk-bin-3.0.2.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All libraries in <text:span text:style-name="T8">dis</text:span><text:span text:style-name="T7">t/lib/zkforge</text:span><text:span text:style-name="T2"> and most of libraries in </text:span><text:span text:style-name="T7">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2.zip</text:span> or <text:span text:style-name="T8">zk-bin-3.0.2.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All libraries in <text:span text:style-name="T8">dis</text:span><text:span text:style-name="T7">t/lib/zkforge</text:span><text:span text:style-name="T2"> and most of libraries in </text:span><text:span text:style-name="T7">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2.zip</text:span> or <text:span text:style-name="T8">zk-bin-3.0.2.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All libraries in </text:span><text:span text:style-name="T15">dis</text:span><text:span text:style-name="T16">t/lib/zkforge</text:span><text:span text:style-name="T17"> and most of libraries in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2.zip</text:span> or <text:span text:style-name="T8">zk-bin-3.0.2.tar.gz</text:span></text:p>
        </text:list-item>
        <text:list-item>
          <text:p text:style-name="P33"><text:span text:style-name="T8">Copy dist/lib/*.jar, dis</text:span><text:span text:style-name="T7">t/lib/zkforge/*.jar,</text:span><text:span text:style-name="T8"> and dist/lib/ext/*.jar to $JETTY_HOME/ext <text:s text:c="57"/></text:span><text:span text:style-name="T14">All libraries in </text:span><text:span text:style-name="T15">dis</text:span><text:span text:style-name="T16">t/zkforge</text:span><text:span text:style-name="T17"> and most of libraries in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2.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0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4</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5 and <text:a xlink:type="simple" xlink:href="http://www.jfree.org/jcommon">JCommon</text:a> 1.0.9</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0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 (jruby-complete)</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2.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2.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12-20T14:03:40</dc:date>
    <dc:language>en-US</dc:language>
    <meta:editing-cycles>1056</meta:editing-cycles>
    <meta:editing-duration>P3DT22H25M18S</meta:editing-duration>
    <meta:user-defined meta:name="Info 1"/>
    <meta:user-defined meta:name="Info 2"/>
    <meta:user-defined meta:name="Info 3"/>
    <meta:user-defined meta:name="Info 4"/>
    <meta:document-statistic meta:table-count="5" meta:image-count="2" meta:object-count="0" meta:page-count="16" meta:paragraph-count="304" meta:word-count="2554" meta:character-count="16026"/>
  </office:meta>
</office:document-meta>
</file>